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/>
    </style:style>
    <style:style style:name="P2" style:family="paragraph" style:parent-style-name="Standard">
      <style:paragraph-properties fo:margin-top="0.201cm" fo:margin-bottom="0.201cm" loext:contextual-spacing="false" fo:line-height="100%"/>
    </style:style>
    <style:style style:name="P3" style:family="paragraph" style:parent-style-name="Standard">
      <style:paragraph-properties fo:margin-top="0.201cm" fo:margin-bottom="0.201cm" loext:contextual-spacing="false" fo:line-height="100%"/>
    </style:style>
    <style:style style:name="P4" style:family="paragraph" style:parent-style-name="Title">
      <style:text-properties style:font-name="Liberation Sans" fo:font-size="28pt" fo:font-weight="bold" officeooo:rsid="000bfc13" officeooo:paragraph-rsid="000bfc13" style:font-name-asian="Droid Sans Fallback" style:font-size-asian="28pt" style:font-weight-asian="bold" style:font-name-complex="Droid Sans Devanagari" style:font-size-complex="2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bout Me</text:p>
      <text:p text:style-name="P2">I am an aspiring full stack programmer and security researcher. I self host and write my own programs for my own needs. I love Arch Linux and Ubuntu. I host my own websites and make my own content. My dream is to work at a company where I'll be able to grow and learn as a person and a programmer. <text:line-break/>I'm currently studying Cyber Security and Foresnics at Leeds Beckett University. <text:line-break/>I have written a lot of code in the past, most of it is under the <text:a xlink:type="simple" xlink:href="https://unlicense.org/" text:style-name="Internet_20_link" text:visited-style-name="Visited_20_Internet_20_Link">Unlicense</text:a> Licence because I want my code to be free and I want to make the world a better place with my code. You can see my code and some of my projects on GitHub. There are some of the examples of my code on this website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57:50.868642298</meta:creation-date>
    <dc:date>2020-07-17T11:05:44.991266828</dc:date>
    <meta:editing-duration>P1DT57M18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" meta:word-count="136" meta:character-count="679" meta:non-whitespace-character-count="542"/>
  </office:meta>
</office:document-meta>
</file>